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Glegoo" svg:font-family="Glego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Glego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Glego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formula="of:=TEXT([.A3];&quot;dddd&quot;)" office:value-type="string" office:string-value="lunes" calcext:value-type="string">
            <office:annotation draw:style-name="gr1" draw:text-style-name="P2" svg:width="2.899cm" svg:height="1.799cm" svg:x="5.115cm" svg:y="0cm" draw:caption-point-x="-0.61cm" draw:caption-point-y="0.913cm">
              <dc:date>2020-04-18T00:00:00</dc:date>
              <text:p text:style-name="P1">Aquí está un comentario</text:p>
            </office:annotation>
            <text:p>lunes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table:formula="of:=TEXT([.A4];&quot;dddd&quot;)" office:value-type="string" office:string-value="miércoles" calcext:value-type="string">
            <text:p>miércoles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table:formula="of:=TEXT([.A5];&quot;dddd&quot;)" office:value-type="string" office:string-value="sábado" calcext:value-type="string">
            <text:p>sábado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formula="of:=TEXT([.A6];&quot;dddd&quot;)" office:value-type="string" office:string-value="sábado" calcext:value-type="string">
            <text:p>sábado</text:p>
          </table:table-cell>
        </table:table-row>
        <table:table-row table:style-name="ro1">
          <table:table-cell office:value-type="date" office:date-value="2017-05-07" calcext:value-type="date">
            <text:p>2017-05-07</text:p>
          </table:table-cell>
          <table:table-cell table:formula="of:=TEXT([.A7];&quot;dddd&quot;)" office:value-type="string" office:string-value="domingo" calcext:value-type="string">
            <text:p>doming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Glegoo" svg:font-family="Glego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Tahoma" style:language-asian="zh" style:country-asian="CN" style:font-name-complex="Glegoo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8T11:08:11.295604889</meta:creation-date>
    <dc:date>2020-04-18T11:14:00.874313514</dc:date>
    <meta:editing-duration>PT5M51S</meta:editing-duration>
    <meta:editing-cycles>2</meta:editing-cycles>
    <meta:generator>LibreOffice/6.4.1.2$Linux_x86 LibreOffice_project/40$Build-2</meta:generator>
    <meta:document-statistic meta:table-count="1" meta:cell-count="10" meta:object-count="0"/>
  </office:meta>
</office:document-meta>
</file>